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ne" table:style-name="ta1">
        <table:shapes>
          <draw:frame draw:z-index="0" draw:style-name="gr1" draw:text-style-name="P1" svg:width="453.23pt" svg:height="255.23pt" svg:x="261.35pt" svg:y="61pt">
            <loext:p draw:notify-on-update-of-ranges="sine.A1:sine.A1 sine.A2:sine.A1001 sine.B1:sine.B1 sine.B2:sine.B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 (seconds)</text:p>
          </table:table-cell>
          <table:table-cell office:value-type="string" calcext:value-type="string">
            <text:p><text:s/>sin(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4.0247" calcext:value-type="float">
            <text:p>24.024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4.0983" calcext:value-type="float">
            <text:p>24.098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4.2202" calcext:value-type="float">
            <text:p>24.220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4.389" calcext:value-type="float">
            <text:p>24.38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4.6029" calcext:value-type="float">
            <text:p>24.602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4.8594" calcext:value-type="float">
            <text:p>24.859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5.1558" calcext:value-type="float">
            <text:p>25.155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5.4889" calcext:value-type="float">
            <text:p>25.488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5.855" calcext:value-type="float">
            <text:p>25.85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6.6697" calcext:value-type="float">
            <text:p>26.669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7.1094" calcext:value-type="float">
            <text:p>27.109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7.5644" calcext:value-type="float">
            <text:p>27.564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8.0296" calcext:value-type="float">
            <text:p>28.029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8.9704" calcext:value-type="float">
            <text:p>28.970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9.4356" calcext:value-type="float">
            <text:p>29.435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9.8906" calcext:value-type="float">
            <text:p>29.890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0.3303" calcext:value-type="float">
            <text:p>30.330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1.145" calcext:value-type="float">
            <text:p>31.14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2.9753" calcext:value-type="float">
            <text:p>32.975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2.9017" calcext:value-type="float">
            <text:p>32.901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2.7798" calcext:value-type="float">
            <text:p>32.779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2.611" calcext:value-type="float">
            <text:p>32.61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2.3971" calcext:value-type="float">
            <text:p>32.397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2.1406" calcext:value-type="float">
            <text:p>32.140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1.8442" calcext:value-type="float">
            <text:p>31.844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1.5111" calcext:value-type="float">
            <text:p>31.511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1.145" calcext:value-type="float">
            <text:p>31.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1T06:43:33.889304597</dc:date>
    <dc:creator>duncan </dc:creator>
    <meta:editing-duration>PT7H11M38S</meta:editing-duration>
    <meta:editing-cycles>1</meta:editing-cycles>
    <meta:document-statistic meta:table-count="1" meta:cell-count="2002" meta:object-count="1"/>
    <meta:generator>LibreOffice/5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3.773cm" svg:y="4.203cm" style:legend-expansion="high" chart:style-name="ch2"/>
        <chart:plot-area chart:style-name="ch3" table:cell-range-address="sine.A1:sine.B1001" chart:data-source-has-labels="row" svg:x="0.319cm" svg:y="0.18cm" svg:width="13.135cm" svg:height="8.645cm">
          <chartooo:coordinate-region svg:x="0.94cm" svg:y="0.379cm" svg:width="12.14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e.B2:sine.B1001" chart:label-cell-address="sine.B1:sine.B1" chart:class="chart:scatter">
            <chart:domain table:cell-range-address="sine.A2:sine.A100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in(t)</text:p>
                <draw:g>
                  <svg:desc>sine.B1:sin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ine.A2:sine.A1001</svg:desc>
                </draw:g>
              </table:table-cell>
              <table:table-cell office:value-type="float" office:value="24">
                <text:p>24</text:p>
                <draw:g>
                  <svg:desc>sine.B2:sine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24.0247">
                <text:p>24.024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24.0983">
                <text:p>24.098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24.2202">
                <text:p>24.220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24.389">
                <text:p>24.38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24.6029">
                <text:p>24.602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24.8594">
                <text:p>24.859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25.1558">
                <text:p>25.155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25.4889">
                <text:p>25.488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25.855">
                <text:p>25.8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26.6697">
                <text:p>26.669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27.1094">
                <text:p>27.109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27.5644">
                <text:p>27.564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28.0296">
                <text:p>28.029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28.9704">
                <text:p>28.970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29.4356">
                <text:p>29.435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29.8906">
                <text:p>29.890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30.3303">
                <text:p>30.330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30.75">
                <text:p>30.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31.145">
                <text:p>31.1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32.9753">
                <text:p>32.97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32.9017">
                <text:p>32.901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32.7798">
                <text:p>32.779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32.611">
                <text:p>32.6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32.3971">
                <text:p>32.397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32.1406">
                <text:p>32.140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31.8442">
                <text:p>31.844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31.5111">
                <text:p>31.511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31.145">
                <text:p>31.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